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venir Book" svg:font-family="'Avenir Book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size="14pt" fo:font-weight="bold" officeooo:rsid="0015fcfb" officeooo:paragraph-rsid="0015fcfb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fo:font-size="12pt" fo:font-weight="bold" officeooo:rsid="0015fcfb" officeooo:paragraph-rsid="0015fcf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200%" fo:text-align="start" style:justify-single-word="false"/>
      <style:text-properties fo:font-size="12pt" fo:font-weight="normal" officeooo:rsid="0015fcfb" officeooo:paragraph-rsid="0015fcfb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line-height="200%" fo:text-align="start" style:justify-single-word="false"/>
      <style:text-properties fo:font-size="12pt" fo:font-weight="normal" officeooo:rsid="0015fcfb" officeooo:paragraph-rsid="0015fcfb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line-height="200%" fo:text-align="start" style:justify-single-word="false"/>
      <style:text-properties fo:font-size="12pt" fo:font-weight="normal" officeooo:rsid="0015fcfb" officeooo:paragraph-rsid="0015fcfb" style:font-size-asian="10.5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line-height="200%" fo:text-align="start" style:justify-single-word="false"/>
      <style:text-properties fo:font-size="12pt" fo:font-weight="normal" officeooo:rsid="00168fdf" officeooo:paragraph-rsid="00168fd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200%" fo:text-align="start" style:justify-single-word="false"/>
      <style:text-properties fo:font-size="12pt" fo:font-weight="normal" officeooo:rsid="0016f976" officeooo:paragraph-rsid="0016f976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line-height="200%" fo:text-align="start" style:justify-single-word="false"/>
      <style:text-properties fo:font-size="12pt" fo:font-weight="normal" officeooo:rsid="0016f976" officeooo:paragraph-rsid="0016f976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line-height="200%" fo:text-align="start" style:justify-single-word="false"/>
      <style:text-properties fo:font-size="12pt" fo:font-weight="normal" officeooo:rsid="00174f73" officeooo:paragraph-rsid="00174f73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line-height="200%" fo:text-align="start" style:justify-single-word="false"/>
      <style:text-properties fo:font-size="12pt" fo:font-weight="normal" officeooo:rsid="00192d0d" officeooo:paragraph-rsid="00192d0d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line-height="200%" fo:text-align="start" style:justify-single-word="false"/>
      <style:text-properties fo:font-size="12pt" fo:font-weight="normal" officeooo:rsid="00192d0d" officeooo:paragraph-rsid="00192d0d" style:font-size-asian="10.5pt" style:font-weight-asian="normal" style:font-size-complex="12pt" style:font-weight-complex="normal"/>
    </style:style>
    <style:style style:name="T1" style:family="text">
      <style:text-properties officeooo:rsid="00174f73"/>
    </style:style>
    <style:style style:name="T2" style:family="text">
      <style:text-properties style:font-name="Avenir Book" fo:language="en" fo:country="US"/>
    </style:style>
    <style:style style:name="T3" style:family="text">
      <style:text-properties officeooo:rsid="001cc26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rements</text:p>
      <text:p text:style-name="P1"/>
      <text:p text:style-name="P2">Functional requirements</text:p>
      <text:list xml:id="list2900687660" text:style-name="L2">
        <text:list-item>
          <text:p text:style-name="P4">Users can sign-up up with their email</text:p>
        </text:list-item>
        <text:list-item>
          <text:p text:style-name="P4">User <text:span text:style-name="T1">need to be able to save and retrieve</text:span> their own recipes</text:p>
        </text:list-item>
        <text:list-item>
          <text:p text:style-name="P4">Users can browse app recipes</text:p>
        </text:list-item>
        <text:list-item>
          <text:p text:style-name="P8">User can search recipes for specifics ingredients</text:p>
        </text:list-item>
        <text:list-item>
          <text:p text:style-name="P8">User can search recipes for specific restrictions (Vegetarian, Vegan, Kosher)</text:p>
        </text:list-item>
        <text:list-item>
          <text:p text:style-name="P8">User<text:span text:style-name="T1">s</text:span> can rate the recipes <text:span text:style-name="T1">according to their appreciation</text:span></text:p>
        </text:list-item>
        <text:list-item>
          <text:p text:style-name="P10">Users can share their recipes with other users</text:p>
        </text:list-item>
        <text:list-item>
          <text:p text:style-name="P10"><text:span text:style-name="T2">User can search the recipes according with their budget </text:span></text:p>
        </text:list-item>
      </text:list>
      <text:p text:style-name="P7"/>
      <text:p text:style-name="P2">Technical requirements</text:p>
      <text:list xml:id="list1427855929" text:style-name="L3">
        <text:list-item>
          <text:p text:style-name="P5">HTML, CSS, Javascript, <text:span text:style-name="T3">MySQL</text:span></text:p>
        </text:list-item>
        <text:list-item>
          <text:p text:style-name="P6">App <text:span text:style-name="T3">will be hosted on a</text:span> remote server</text:p>
        </text:list-item>
        <text:list-item>
          <text:p text:style-name="P9">The app will run on desktops</text:p>
        </text:list-item>
        <text:list-item>
          <text:p text:style-name="P9">Database will storage users, recipes and log data</text:p>
        </text:list-item>
        <text:list-item>
          <text:p text:style-name="P11">API will search online for ingredients prices and Nutritional facts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venir Book" svg:font-family="'Avenir Book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07:51:25.118000000</meta:creation-date>
    <dc:date>2022-06-18T08:58:17.536000000</dc:date>
    <meta:editing-duration>PT24M58S</meta:editing-duration>
    <meta:editing-cycles>4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16" meta:word-count="121" meta:character-count="689" meta:non-whitespace-character-count="596"/>
  </office:meta>
</office:document-meta>
</file>